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875in" fo:margin-left="0in" fo:margin-top="0in" fo:margin-bottom="0in" table:align="left"/>
    </style:style>
    <style:style style:name="Table1.A" style:family="table-column">
      <style:table-column-properties style:column-width="1.5201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3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C10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2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188038" style:font-name="Roboto Mono" style:font-name-asian="Roboto Mono1" style:font-name-complex="Roboto Mono1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</text:span><text:span text:style-name="T2"><text:line-break/></text:span><text:span text:style-name="T3">Unidad 01. Actividades no evaluables 02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, Alfredo Oltra</text:span><draw:frame draw:style-name="fr3" draw:name="image2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6"/>
      <text:p text:style-name="P5"><text:span text:style-name="T6">Unidad 01. Actividades no evaluables 02</text:span></text:p>
      <text:list xml:id="list1566162884" text:style-name="WWNum2">
        <text:list-item>
          <text:p text:style-name="P20"><text:bookmark text:name="_dbh0n1vac4c8"/>Ejercicio 01</text:p>
        </text:list-item>
      </text:list>
      <text:p text:style-name="P7">Tenemos un ordenador con el siguiente conjunto de instruccione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8">Code </text:span></text:p>
          </table:table-cell>
          <table:table-cell table:style-name="Table1.A1" office:value-type="string">
            <text:p text:style-name="P1"><text:span text:style-name="T8">Instruction </text:span></text:p>
          </table:table-cell>
          <table:table-cell table:style-name="Table1.A1" office:value-type="string">
            <text:p text:style-name="P1"><text:span text:style-name="T8">Descriptio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8">ENT M(m)</text:span></text:p>
          </table:table-cell>
          <table:table-cell table:style-name="Table1.B2" office:value-type="string">
            <text:p text:style-name="Standard"><text:span text:style-name="T8">000</text:span>mmmmm</text:p>
          </table:table-cell>
          <table:table-cell table:style-name="Table1.C2" office:value-type="string">
            <text:p text:style-name="Standard">Leer datos del teclado a memoria.</text:p>
          </table:table-cell>
        </table:table-row>
        <table:table-row table:style-name="Table1.1">
          <table:table-cell table:style-name="Table1.A3" office:value-type="string">
            <text:p text:style-name="Standard"><text:span text:style-name="T8">SAL M(m)</text:span></text:p>
          </table:table-cell>
          <table:table-cell table:style-name="Table1.B3" office:value-type="string">
            <text:p text:style-name="Standard"><text:span text:style-name="T8">001</text:span>mmmmm</text:p>
          </table:table-cell>
          <table:table-cell table:style-name="Table1.C3" office:value-type="string">
            <text:p text:style-name="Standard">Mostrar datos en pantalla desde memoria.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8">CAR R0, M(m)</text:span></text:p>
          </table:table-cell>
          <table:table-cell table:style-name="Table1.B4" office:value-type="string">
            <text:p text:style-name="Standard"><text:span text:style-name="T8">010</text:span>mmmmm</text:p>
          </table:table-cell>
          <table:table-cell table:style-name="Table1.C4" office:value-type="string">
            <text:p text:style-name="Standard">Cargar el contenido de una dirección de memoria en el registro R0.</text:p>
          </table:table-cell>
        </table:table-row>
        <table:table-row table:style-name="Table1.1">
          <table:table-cell table:style-name="Table1.A5" office:value-type="string">
            <text:p text:style-name="Standard"><text:span text:style-name="T8">ALM M(m), R0</text:span></text:p>
          </table:table-cell>
          <table:table-cell table:style-name="Table1.B5" office:value-type="string">
            <text:p text:style-name="Standard"><text:span text:style-name="T8">011</text:span>mmmmm</text:p>
          </table:table-cell>
          <table:table-cell table:style-name="Table1.C5" office:value-type="string">
            <text:p text:style-name="Standard">Almacenar el contenido de R0 en una dirección de memoria.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T8">MOV Rx, Ry</text:span></text:p>
          </table:table-cell>
          <table:table-cell table:style-name="Table1.B6" office:value-type="string">
            <text:p text:style-name="Standard"><text:span text:style-name="T8">1000</text:span>xxyy</text:p>
          </table:table-cell>
          <table:table-cell table:style-name="Table1.C6" office:value-type="string">
            <text:p text:style-name="Standard">Copiar el contenido de RY en RX (X, Y son números de registro).</text:p>
          </table:table-cell>
        </table:table-row>
        <table:table-row table:style-name="Table1.1">
          <table:table-cell table:style-name="Table1.A7" office:value-type="string">
            <text:p text:style-name="Standard"><text:span text:style-name="T8">SUM Rx, Ry</text:span></text:p>
          </table:table-cell>
          <table:table-cell table:style-name="Table1.B7" office:value-type="string">
            <text:p text:style-name="Standard"><text:span text:style-name="T8">1001</text:span>xxyy</text:p>
          </table:table-cell>
          <table:table-cell table:style-name="Table1.C7" office:value-type="string">
            <text:p text:style-name="Standard">Sumar RX + RY, y el resultado se almacena en RX.</text:p>
          </table:table-cell>
        </table:table-row>
        <table:table-row table:style-name="Table1.1">
          <table:table-cell table:style-name="Table1.A8" office:value-type="string">
            <text:p text:style-name="Standard"><text:span text:style-name="T8">RES Rx, Ry</text:span></text:p>
          </table:table-cell>
          <table:table-cell table:style-name="Table1.B8" office:value-type="string">
            <text:p text:style-name="Standard"><text:span text:style-name="T8">1010</text:span>xxyy</text:p>
          </table:table-cell>
          <table:table-cell table:style-name="Table1.C8" office:value-type="string">
            <text:p text:style-name="Standard">Restar RX – RY, y el resultado se almacena en RX.</text:p>
          </table:table-cell>
        </table:table-row>
        <table:table-row table:style-name="Table1.1">
          <table:table-cell table:style-name="Table1.A9" office:value-type="string">
            <text:p text:style-name="Standard"><text:span text:style-name="T8">MUL Rx, Ry</text:span></text:p>
          </table:table-cell>
          <table:table-cell table:style-name="Table1.B9" office:value-type="string">
            <text:p text:style-name="Standard"><text:span text:style-name="T8">1011</text:span>xxyy</text:p>
          </table:table-cell>
          <table:table-cell table:style-name="Table1.C9" office:value-type="string">
            <text:p text:style-name="Standard">Multiplicar RX * RY, y el resultado se almacena en RX.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8">DIV Rx, Ry</text:span></text:p>
          </table:table-cell>
          <table:table-cell table:style-name="Table1.B10" office:value-type="string">
            <text:p text:style-name="Standard"><text:span text:style-name="T8">1100</text:span>xxyy</text:p>
          </table:table-cell>
          <table:table-cell table:style-name="Table1.C10" office:value-type="string">
            <text:p text:style-name="P8">Dividir RX / RY, y el resultado se almacena en RX.</text:p>
          </table:table-cell>
        </table:table-row>
      </table:table>
      <text:p text:style-name="P7"><text:soft-page-break/><text:span text:style-name="T8">Secuencia de instrucciones (simulación de código máquina):</text:span></text:p>
      <text:p text:style-name="Standard"><text:span text:style-name="T9">00001011 (A) 00001100 (B) 00010001 (C) 00011100 (D) </text:span></text:p>
      <text:p text:style-name="Standard"><text:span text:style-name="T9">01001011 10000100 01011100 10001100 </text:span></text:p>
      <text:p text:style-name="Standard"><text:span text:style-name="T9">01010001 10001000 10111110 10101101 </text:span></text:p>
      <text:p text:style-name="Standard"><text:span text:style-name="T9">01001100 10001000 10011110 01010001 </text:span></text:p>
      <text:p text:style-name="Standard"><text:span text:style-name="T9">10001000 11001110 10000011 01101101 00101101</text:span></text:p>
      <text:p text:style-name="P7">Donde A, B, C y D representan los datos introducidos mediante el teclado y sus valores son:</text:p>
      <text:list xml:id="list2433090096" text:style-name="WWNum1">
        <text:list-item>
          <text:p text:style-name="P9">A = 1</text:p>
        </text:list-item>
        <text:list-item>
          <text:p text:style-name="P11">B = 2</text:p>
        </text:list-item>
        <text:list-item>
          <text:p text:style-name="P11">C = 3</text:p>
        </text:list-item>
        <text:list-item>
          <text:p text:style-name="P13">D = 4</text:p>
        </text:list-item>
      </text:list>
      <text:p text:style-name="P7"><text:span text:style-name="T8">Preguntas:</text:span></text:p>
      <text:list xml:id="list3051109788" text:style-name="WWNum3">
        <text:list-item>
          <text:p text:style-name="P10">¿Cuál es la fórmula asociada a A, B, C y D?</text:p>
        </text:list-item>
        <text:list-item>
          <text:p text:style-name="P12">¿Cuál es el resultado mostrado en pantalla?</text:p>
        </text:list-item>
        <text:list-item>
          <text:p text:style-name="P12">¿Cuál es el estado de la memoria?</text:p>
        </text:list-item>
        <text:list-item>
          <text:p text:style-name="P12">Si el valor inicial del Contador de Programa (PC) era 258… ¿cuál es su valor actual?</text:p>
        </text:list-item>
        <text:list-item>
          <text:p text:style-name="P14">¿Cuántos registros de propósito general (RX) tiene nuestra arquitectura?</text:p>
        </text:list-item>
      </text:list>
      <text:p text:style-name="P7"><text:span text:style-name="T8">¡Comparte tu solución y tus dudas en el foro!!!</text:span> Si un compañero tiene problemas con el ejercicio, ¡intenta ayudarle 🙂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1. Elementos funcionales de una computadora</text:span></text:p>
      </style:header>
      <style:footer>
        <text:p text:style-name="MP4"><text:span text:style-name="MT1">CFGS DAM/DAW<text:tab/><text:tab/>Unidad 0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57" meta:word-count="318" meta:character-count="1789" meta:non-whitespace-character-count="1528"/>
    <meta:generator>LibreOfficeDev/6.0.5.2$Linux_X86_64 LibreOffice_project/</meta:generator>
  </office:meta>
</office:document-meta>
</file>